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opacity="55%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solid" draw:stroke-dash="Fine_20_Dashed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" draw:marker-end="Arrow" draw:marker-end-width="0.3cm" draw:fill="none" draw:opacity="100%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3.75cm"/>
    </style:style>
    <style:style style:name="gr6" style:family="graphic" style:parent-style-name="standard">
      <style:graphic-properties draw:stroke="none" svg:stroke-color="#000000" draw:fill="none" draw:fill-color="#ffffff" fo:min-height="1.35cm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style-name="Kursiv" style:font-family-generic="roman" style:font-pitch="variable" fo:font-size="28pt" fo:font-style="italic" style:font-size-asian="28pt" style:font-style-asian="italic" style:font-size-complex="28pt" style:font-style-complex="italic"/>
    </style:style>
    <style:style style:name="T1" style:family="text">
      <style:text-properties fo:font-family="'Times New Roman'" style:font-style-name="Kursiv" style:font-family-generic="roman" style:font-pitch="variable"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7.8cm" svg:height="4.2cm" svg:x="1.5cm" svg:y="8.2cm">
          <text:p/>
          <draw:enhanced-geometry svg:viewBox="0 0 21600 21600" draw:glue-points="?f6 0 10800 ?f8 ?f11 10800 ?f9 21600 10800 ?f10 ?f5 10800" draw:text-areas="?f3 ?f3 ?f4 ?f4" draw:mirror-vertical="false" draw:mirror-horizontal="false" draw:type="parallelogram" draw:modifiers="6741.7336104713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3.8cm" svg:height="1.9cm" svg:x="8.3cm" svg:y="8.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3" draw:text-style-name="P1" draw:layer="layout" svg:x1="10.2cm" svg:y1="9.2cm" svg:x2="10.2cm" svg:y2="7.6cm">
          <text:p/>
        </draw:line>
        <draw:line draw:style-name="gr4" draw:text-style-name="P1" draw:layer="layout" svg:x1="10.2cm" svg:y1="10.8cm" svg:x2="10.2cm" svg:y2="12.1cm">
          <text:p/>
        </draw:line>
        <draw:frame draw:style-name="gr5" draw:layer="layout" svg:width="17.9cm" svg:height="4.523cm" svg:x="2cm" svg:y="8.1cm">
          <draw:text-box>
            <text:p><text:s/><text:tab/><text:tab/><text:tab/><text:tab/> <text:s/>+<text:tab/>+<text:tab/><text:tab/>+<text:tab/><text:tab/>+<text:tab/><text:tab/>+<text:tab/><text:tab/><text:tab/><text:tab/><text:tab/>+<text:tab/><text:tab/><text:tab/><text:tab/><text:tab/><text:tab/>+<text:tab/><text:tab/>+<text:tab/><text:tab/><text:tab/><text:tab/>+<text:tab/><text:tab/>+<text:tab/><text:tab/><text:tab/><text:tab/>+<text:tab/><text:tab/>+<text:tab/><text:tab/><text:tab/><text:tab/><text:tab/><text:tab/>+<text:tab/><text:tab/><text:tab/><text:tab/><text:tab/><text:tab/>+<text:tab/><text:tab/><text:tab/><text:tab/><text:tab/>+<text:tab/><text:tab/>+<text:tab/><text:tab/>+<text:tab/><text:tab/>+<text:tab/><text:tab/>+<text:tab/><text:tab/><text:tab/><text:tab/><text:tab/><text:tab/>+<text:tab/><text:tab/>+<text:tab/><text:tab/>+<text:tab/><text:tab/>+ </text:p>
          </draw:text-box>
        </draw:frame>
        <draw:frame draw:style-name="gr6" draw:text-style-name="P2" draw:layer="layout" svg:width="2.6cm" svg:height="1.6cm" svg:x="9cm" svg:y="7.8cm">
          <draw:text-box>
            <text:p text:style-name="P2"><text:span text:style-name="T1">a</text:span></text:p>
          </draw:text-box>
        </draw:frame>
        <draw:line draw:style-name="gr3" draw:text-style-name="P1" draw:layer="layout" svg:x1="14.3cm" svg:y1="10cm" svg:x2="14.3cm" svg:y2="5.7cm">
          <text:p/>
        </draw:line>
        <draw:line draw:style-name="gr3" draw:text-style-name="P1" draw:layer="layout" svg:x1="7.3cm" svg:y1="9.7cm" svg:x2="7.3cm" svg:y2="5.9cm">
          <text:p/>
        </draw:line>
        <draw:line draw:style-name="gr3" draw:text-style-name="P1" draw:layer="layout" svg:x1="10.5cm" svg:y1="8.8cm" svg:x2="10.5cm" svg:y2="5.8cm">
          <text:p/>
        </draw:line>
        <draw:line draw:style-name="gr7" draw:text-style-name="P1" draw:layer="layout" svg:x1="7.3cm" svg:y1="9.701cm" svg:x2="7.3cm" svg:y2="13.8cm">
          <text:p/>
        </draw:line>
        <draw:line draw:style-name="gr7" draw:text-style-name="P1" draw:layer="layout" svg:x1="14.3cm" svg:y1="10.101cm" svg:x2="14.3cm" svg:y2="13.7cm">
          <text:p/>
        </draw:line>
        <draw:line draw:style-name="gr7" draw:text-style-name="P1" draw:layer="layout" svg:x1="10.6cm" svg:y1="10.9cm" svg:x2="10.6cm" svg:y2="14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en_20_fyll_20_og_20_uten_20_strek" style:display-name="Objekt uten fyll og uten strek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</meta:initial-creator>
    <meta:creation-date>2016-10-25T15:25:31.10</meta:creation-date>
    <dc:date>2016-10-25T15:48:16.26</dc:date>
    <dc:creator>Daniel </dc:creator>
    <meta:editing-duration>PT7M26S</meta:editing-duration>
    <meta:editing-cycles>1</meta:editing-cycles>
    <meta:document-statistic meta:object-count="12"/>
    <meta:generator>OpenOffice/4.1.3$Win32 OpenOffice.org_project/413m1$Build-9783</meta:generator>
  </office:meta>
</office:document-meta>
</file>